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fill-color="#00ffff" draw:textarea-vertical-align="middle"/>
    </style:style>
    <style:style style:name="gr10" style:family="graphic" style:parent-style-name="objectwithoutfill">
      <style:graphic-properties draw:fill="none" draw:fill-color="#00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23.4cm" svg:height="3.095cm" svg:x="1.6cm" svg:y="1cm">
          <draw:text-box>
            <text:p>Flavours = none (no quark), up, down, charm, strange, top, bottom,</text:p>
            <text:p>Colour: red, green, blue</text:p>
            <text:p>Spin: up, down</text:p>
            <text:p>cp=matter, anti</text:p>
          </draw:text-box>
        </draw:frame>
        <draw:frame draw:style-name="gr1" draw:layer="layout" svg:width="12.8cm" svg:height="0.962cm" svg:x="1.8cm" svg:y="4.838cm">
          <draw:text-box>
            <text:p>Input:</text:p>
          </draw:text-box>
        </draw:frame>
        <draw:custom-shape draw:style-name="gr2" draw:text-style-name="P1" draw:layer="layout" svg:width="24.4cm" svg:height="4.8cm" svg:x="2cm" svg:y="7cm">
          <text:p text:style-name="P1">q1, q2, q3, q4, q5</text:p>
          <text:p text:style-name="P1"/>
          <text:p text:style-name="P1">Flavour, Colour, Spin, cp of each quark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6.8cm" svg:x="0.4cm" svg:y="13cm">
          <text:p text:style-name="P1">If four quarks are non → free quark. Attention, confinement!</text:p>
          <text:p text:style-name="P1">If flavour of three quarks is none and one cp=matter and one cp=anti → Meson</text:p>
          <text:p text:style-name="P1">If flavour of two quarks is none and 3 quarks have cp=matter oder cp=anti → Baryon</text:p>
          <text:p text:style-name="P1">If flavour of one quark is none and two quarks are matter and two antimatter → Tetraquark</text:p>
          <text:p text:style-name="P1">If no quark is flavour none and only one is anti or only one is matter → Pentaquark</text:p>
          <text:p text:style-name="P1"/>
          <text:p text:style-name="P1">Else: error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" draw:layer="layout" svg:width="24.8cm" svg:height="15.8cm" svg:x="2cm" svg:y="4.8cm">
          <text:p text:style-name="P1">If one quark is up and one is down → charged unflav. Mes.</text:p>
          <text:p text:style-name="P1">If both are up or down <text:s/>→ neutral unflav. Mes</text:p>
          <text:p text:style-name="P1"/>
          <text:p text:style-name="P1">If one is strange and one is up → charged strange mes</text:p>
          <text:p text:style-name="P1">If one strange and one down → neutral strange mes</text:p>
          <text:p text:style-name="P1">If both strange → strangeonium</text:p>
          <text:p text:style-name="P1"/>
          <text:p text:style-name="P1">If one charm and one down → charged charmed meson</text:p>
          <text:p text:style-name="P1">If one charm and one up → neutral charmed meson</text:p>
          <text:p text:style-name="P1">If one is charm and one is strange → strange charmed meson</text:p>
          <text:p text:style-name="P1">If both are charmed → charmonium</text:p>
          <text:p text:style-name="P1"/>
          <text:p text:style-name="P1">If one is bottom, one up → charged beautiful meson</text:p>
          <text:p text:style-name="P1">If one is bottom, one down → neutral beautiful meson</text:p>
          <text:p text:style-name="P1">If one is bottom, one is strange → strange beautiful meson</text:p>
          <text:p text:style-name="P1">If one is bottom, one is charm → charmed, beautiful meson</text:p>
          <text:p text:style-name="P1">If both are bottom → bottonium</text:p>
          <text:p text:style-name="P1"/>
          <text:p text:style-name="P1">If one is top → error: no hadronisation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cm" svg:height="1.4cm" svg:x="1.6cm" svg:y="3cm">
          <text:p text:style-name="P1">If both colours are equal red: okay, if not → err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8cm" svg:height="2cm" svg:x="7cm" svg:y="0cm">
          <text:p text:style-name="P1">If mes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22.4cm" svg:height="0.962cm" svg:x="3.4cm" svg:y="0.6cm">
          <draw:text-box>
            <text:p>If charged unflavoured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If the down quark is anti</text:p>
          <text:p text:style-name="P1"><text:s/>and the up quark is matter → pi+</text:p>
          <text:p text:style-name="P1"/>
          <text:p text:style-name="P1">If the down quark is matter</text:p>
          <text:p text:style-name="P1"><text:s/>and the up quark is anti → pi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cm" svg:height="6.6cm" svg:x="14.4cm" svg:y="8.4cm">
          <text:p text:style-name="P1">If the down quark is anti</text:p>
          <text:p text:style-name="P1"><text:s/>and the up quark is matter → rho+</text:p>
          <text:p text:style-name="P1"/>
          <text:p text:style-name="P1">If the down quark is matter</text:p>
          <text:p text:style-name="P1"><text:s/>and the up quark is anti → rho-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layer="layout" svg:width="22.4cm" svg:height="0.962cm" svg:x="3.4cm" svg:y="0.6cm">
          <draw:text-box>
            <text:p>If neutral unflavoured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pi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cm" svg:height="6.6cm" svg:x="14.4cm" svg:y="8.4cm">
          <text:p text:style-name="P1">rho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layer="layout" svg:width="22.4cm" svg:height="0.962cm" svg:x="3.4cm" svg:y="0.6cm">
          <draw:text-box>
            <text:p>If charged strange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If the strange quark is anti</text:p>
          <text:p text:style-name="P1"><text:s/>and the up quark is matter → K+</text:p>
          <text:p text:style-name="P1"/>
          <text:p text:style-name="P1">If the strange quark is matter</text:p>
          <text:p text:style-name="P1"><text:s/>and the up quark is anti → K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cm" svg:height="6.6cm" svg:x="14.4cm" svg:y="8.4cm">
          <text:p text:style-name="P1">If the stange quark is anti</text:p>
          <text:p text:style-name="P1"><text:s/>and the up quark is matter → „Spin excited K+“</text:p>
          <text:p text:style-name="P1"/>
          <text:p text:style-name="P1">If the strange quark is matter</text:p>
          <text:p text:style-name="P1"><text:s/>and the up quark is anti → „Spin excited K-“</text:p>
          <text:p text:style-name="P1">??????????????????????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layer="layout" svg:width="22.4cm" svg:height="0.962cm" svg:x="3.4cm" svg:y="0.6cm">
          <draw:text-box>
            <text:p>If neutral strange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If the strange quark is anti</text:p>
          <text:p text:style-name="P1"><text:s/>and the down quark is matter → K0</text:p>
          <text:p text:style-name="P1"/>
          <text:p text:style-name="P1">If the strange quark is matter</text:p>
          <text:p text:style-name="P1"><text:s/>and the down quark is anti → anti K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cm" svg:height="6.6cm" svg:x="14.4cm" svg:y="8.4cm">
          <text:p text:style-name="P1">If the stange quark is anti</text:p>
          <text:p text:style-name="P1"><text:s/>and the down quark is matter → „Spin excited K0“</text:p>
          <text:p text:style-name="P1"/>
          <text:p text:style-name="P1">If the strange quark is matter</text:p>
          <text:p text:style-name="P1"><text:s/>and the down quark is anti → „Spin excited anti K0“</text:p>
          <text:p text:style-name="P1">(K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layer="layout" svg:width="22.4cm" svg:height="0.962cm" svg:x="3.4cm" svg:y="0.6cm">
          <draw:text-box>
            <text:p>If strangeonium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cm" svg:height="6.6cm" svg:x="14.4cm" svg:y="8.4cm">
          <text:p text:style-name="P1">Phi mes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layer="layout" svg:width="22.4cm" svg:height="0.962cm" svg:x="3.4cm" svg:y="0.6cm">
          <draw:text-box>
            <text:p>If charged charmed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If the charm quark is anti</text:p>
          <text:p text:style-name="P1"><text:s/>and the down quark is matter → D-</text:p>
          <text:p text:style-name="P1"/>
          <text:p text:style-name="P1">If the charm quark is matter</text:p>
          <text:p text:style-name="P1"><text:s/>and the down quark is anti → D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6cm" svg:height="6.6cm" svg:x="14.4cm" svg:y="8.4cm">
          <text:p text:style-name="P1">If the charm quark is anti</text:p>
          <text:p text:style-name="P1"><text:s/>and the down quark is matter → spin excited D-</text:p>
          <text:p text:style-name="P1"/>
          <text:p text:style-name="P1">If the charm quark is matter</text:p>
          <text:p text:style-name="P1"><text:s/>and the down quark is anti → spin excited D+</text:p>
          <text:p text:style-name="P1">(D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layer="layout" svg:width="22.4cm" svg:height="0.962cm" svg:x="3.4cm" svg:y="0.6cm">
          <draw:text-box>
            <text:p>If neutral charmed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1.4cm" svg:height="6.6cm" svg:x="2cm" svg:y="8.4cm">
          <text:p text:style-name="P1">If the charm quark is anti</text:p>
          <text:p text:style-name="P1"><text:s/>and the up quark is matter → anti D0</text:p>
          <text:p text:style-name="P1"/>
          <text:p text:style-name="P1">If the charm quark is matter</text:p>
          <text:p text:style-name="P1"><text:s/>and the up quark is anti → D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6cm" svg:height="6.6cm" svg:x="14.4cm" svg:y="8.4cm">
          <text:p text:style-name="P1">If the charm quark is anti</text:p>
          <text:p text:style-name="P1"><text:s/>and the up quark is matter → spin excited anti D0</text:p>
          <text:p text:style-name="P1"/>
          <text:p text:style-name="P1">If the charm quark is matter</text:p>
          <text:p text:style-name="P1"><text:s/>and the up quark is anti → spin excited D0</text:p>
          <text:p text:style-name="P1">(D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layer="layout" svg:width="22.4cm" svg:height="0.962cm" svg:x="3.4cm" svg:y="0.6cm">
          <draw:text-box>
            <text:p>If strange charmed meson</text:p>
          </draw:text-box>
        </draw:frame>
        <draw:custom-shape draw:style-name="gr2" draw:text-style-name="P1" draw:layer="layout" svg:width="11.2cm" svg:height="2.4cm" svg:x="2cm" svg:y="3.2cm">
          <text:p text:style-name="P1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2.4cm" svg:x="14.6cm" svg:y="3.2cm">
          <text:p text:style-name="P1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1" draw:layer="layout" svg:width="12.8cm" svg:height="6.6cm" svg:x="0.6cm" svg:y="8.4cm">
          <text:p text:style-name="P1">If the charm quark is anti</text:p>
          <text:p text:style-name="P1"><text:s/>and the strange quark is matter → Ds-</text:p>
          <text:p text:style-name="P1"/>
          <text:p text:style-name="P1">If the charm quark is matter</text:p>
          <text:p text:style-name="P1"><text:s/>and the strange quark is anti → Ds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6.6cm" svg:x="14cm" svg:y="8.4cm">
          <text:p text:style-name="P1">If the charm quark is anti</text:p>
          <text:p text:style-name="P1"><text:s/>and the strange quark is matter → spin exc Ds-</text:p>
          <text:p text:style-name="P1"/>
          <text:p text:style-name="P1">If the charm quark is matter</text:p>
          <text:p text:style-name="P1"><text:s/>and the strange quark is anti → spin exc Ds+</text:p>
          <text:p text:style-name="P1">(Ds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charmonium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1.4cm" svg:height="6.6cm" svg:x="2cm" svg:y="8.4cm">
          <text:p text:style-name="P3">Eta char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cm" svg:height="6.6cm" svg:x="14.4cm" svg:y="8.4cm">
          <text:p text:style-name="P3">J/Ps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charged beautiful meson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1.4cm" svg:height="6.6cm" svg:x="2cm" svg:y="8.4cm">
          <text:p text:style-name="P3">If the bottom quark is anti</text:p>
          <text:p text:style-name="P3"><text:s/>and the up quark is matter → B+</text:p>
          <text:p text:style-name="P3"/>
          <text:p text:style-name="P3">If the bottom quark is matter</text:p>
          <text:p text:style-name="P3"><text:s/>and the up quark is anti → B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6cm" svg:height="6.6cm" svg:x="14.4cm" svg:y="8.4cm">
          <text:p text:style-name="P3">If the bottom quark is anti</text:p>
          <text:p text:style-name="P3"><text:s/>and the up quark is matter → spin excited B+</text:p>
          <text:p text:style-name="P3"/>
          <text:p text:style-name="P3">If the bottom quark is matter</text:p>
          <text:p text:style-name="P3"><text:s/>and the up quark is anti → spin excited B-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neutral beautiful meson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1.4cm" svg:height="6.6cm" svg:x="2cm" svg:y="8.4cm">
          <text:p text:style-name="P3">If the bottom quark is anti</text:p>
          <text:p text:style-name="P3"><text:s/>and the down quark is matter → B0</text:p>
          <text:p text:style-name="P3"/>
          <text:p text:style-name="P3">If the bottom quark is matter</text:p>
          <text:p text:style-name="P3"><text:s/>and the down quark is anti → anti B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6cm" svg:height="6.6cm" svg:x="13.6cm" svg:y="8.4cm">
          <text:p text:style-name="P3">If the bottom quark is anti</text:p>
          <text:p text:style-name="P3"><text:s/>and the down quark is matter → spin excited B0</text:p>
          <text:p text:style-name="P3"/>
          <text:p text:style-name="P3">If the bottom quark is matter</text:p>
          <text:p text:style-name="P3"><text:s/>and the down quark is anti → spin excited anti B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strange beautiful meson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3cm" svg:height="6.6cm" svg:x="0.4cm" svg:y="8.4cm">
          <text:p text:style-name="P3">If the bottom quark is anti</text:p>
          <text:p text:style-name="P3"><text:s/>and the strange quark is matter → Bs0</text:p>
          <text:p text:style-name="P3"/>
          <text:p text:style-name="P3">If the bottom quark is matter</text:p>
          <text:p text:style-name="P3"><text:s/>and the strange quark is anti → anti Bs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4cm" svg:height="6.6cm" svg:x="13.6cm" svg:y="8.4cm">
          <text:p text:style-name="P3">If the bottom quark is anti</text:p>
          <text:p text:style-name="P3"><text:s/>and the strange quark is matter → spin excited Bs0</text:p>
          <text:p text:style-name="P3"/>
          <text:p text:style-name="P3">If the bottom quark is matter</text:p>
          <text:p text:style-name="P3"><text:s/>and the strange quark is anti → spin excited anti Bs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charmed beautiful meson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1.4cm" svg:height="6.6cm" svg:x="2cm" svg:y="8.4cm">
          <text:p text:style-name="P3">If the bottom quark is anti</text:p>
          <text:p text:style-name="P3"><text:s/>and the charm quark is matter → Bc+</text:p>
          <text:p text:style-name="P3"/>
          <text:p text:style-name="P3">If the bottom quark is matter</text:p>
          <text:p text:style-name="P3"><text:s/>and the charm quark is anti → Bc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cm" svg:height="6.6cm" svg:x="13.8cm" svg:y="8.4cm">
          <text:p text:style-name="P3">If the bottom quark is anti</text:p>
          <text:p text:style-name="P3"><text:s/>and the charm quark is matter → spin excited Bc+</text:p>
          <text:p text:style-name="P3"/>
          <text:p text:style-name="P3">If the bottom quark is matter</text:p>
          <text:p text:style-name="P3"><text:s/>and the charm quark is anti → spin excited Bc-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" draw:text-style-name="P2" draw:layer="layout" svg:width="22.4cm" svg:height="0.962cm" svg:x="3.4cm" svg:y="0.6cm">
          <draw:text-box>
            <text:p text:style-name="P2">If bottonium</text:p>
          </draw:text-box>
        </draw:frame>
        <draw:custom-shape draw:style-name="gr2" draw:text-style-name="P3" draw:layer="layout" svg:width="11.2cm" svg:height="2.4cm" svg:x="2cm" svg:y="3.2cm">
          <text:p text:style-name="P3">If one is up and one is down → Spin=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4cm" svg:x="14.6cm" svg:y="3.2cm">
          <text:p text:style-name="P3">If both are up or down → spin=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5.8cm" svg:x2="7.6cm" svg:y2="8cm">
          <text:p/>
        </draw:line>
        <draw:line draw:style-name="gr5" draw:text-style-name="P1" draw:layer="layout" svg:x1="20.4cm" svg:y1="5.8cm" svg:x2="20.4cm" svg:y2="8cm">
          <text:p/>
        </draw:line>
        <draw:custom-shape draw:style-name="gr2" draw:text-style-name="P3" draw:layer="layout" svg:width="11.4cm" svg:height="6.6cm" svg:x="2cm" svg:y="8.4cm">
          <text:p text:style-name="P3">Chi_b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6.6cm" svg:x="14.4cm" svg:y="8.4cm">
          <text:p text:style-name="P3">Upsilon (1s...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custom-shape draw:style-name="gr4" draw:text-style-name="P1" draw:layer="layout" svg:width="15.2cm" svg:height="2.4cm" svg:x="8.2cm" svg:y="0.6cm">
          <text:p text:style-name="P1">If bary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6cm" svg:height="5.2cm" svg:x="1cm" svg:y="7.2cm">
          <text:p text:style-name="P1">If no quark is strange, charm, bottom or top → light Baryon</text:p>
          <text:p text:style-name="P1">If at least one quark is strange, but non is charm, bottom or top → Hyperon</text:p>
          <text:p text:style-name="P1">If at least one is charmed but none is bottom or top → Charmed Baryon</text:p>
          <text:p text:style-name="P1">If at least one is bottom but none is top → Bottom Baryon</text:p>
          <text:p text:style-name="P1">If at least one is top → error, no hadronis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8cm" svg:height="2.6cm" svg:x="1.4cm" svg:y="4cm">
          <text:p text:style-name="P1">If quarks are matter → baryons, if anti → antibaryons.</text:p>
          <text:p text:style-name="P1">Treat antibaryons as the same, but only with „anti“ and/or opposite char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8" draw:layer="layout" svg:width="4.38cm" svg:height="0.962cm" svg:x="8.2cm" svg:y="1cm">
          <draw:text-box>
            <text:p>If light Baryon</text:p>
          </draw:text-box>
        </draw:frame>
        <draw:custom-shape draw:style-name="gr6" draw:text-style-name="P1" draw:layer="layout" svg:width="5cm" svg:height="2.4cm" svg:x="0.725cm" svg:y="5.958cm">
          <text:p text:style-name="P1">If one quark has </text:p>
          <text:p text:style-name="P1">a different spin </text:p>
          <text:p text:style-name="P1">than the <text:s/>other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cm" svg:height="2.2cm" svg:x="7.8cm" svg:y="6cm">
          <text:p text:style-name="P1">If all spins </text:p>
          <text:p text:style-name="P1">are equ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cm" svg:height="2.4cm" svg:x="0.6cm" svg:y="2.8cm">
          <text:p text:style-name="P1">If at least one flavour is differ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8cm" svg:height="2cm" svg:x="14.6cm" svg:y="2.6cm">
          <text:p text:style-name="P1">If all flavours are equal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4cm" svg:y1="5.2cm" svg:x2="3.4cm" svg:y2="5.958cm">
          <text:p/>
        </draw:line>
        <draw:line draw:style-name="gr9" draw:text-style-name="P1" draw:layer="layout" svg:x1="9.8cm" svg:y1="5.2cm" svg:x2="9.8cm" svg:y2="6cm">
          <text:p/>
        </draw:line>
        <draw:custom-shape draw:style-name="gr6" draw:text-style-name="P1" draw:layer="layout" svg:width="5.2cm" svg:height="6.4cm" svg:x="0.8cm" svg:y="8.8cm">
          <text:p text:style-name="P1">If uud → proton</text:p>
          <text:p text:style-name="P1">If udd → neutr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6.4cm" svg:x="6.6cm" svg:y="8.8cm">
          <text:p text:style-name="P1">If uud → N+???</text:p>
          <text:p text:style-name="P1">If udd → N0????</text:p>
          <text:p text:style-name="P1">?????</text:p>
          <text:p text:style-name="P1">???</text:p>
          <text:p text:style-name="P1">???</text:p>
          <text:p text:style-name="P1">Only if spin excite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4cm" svg:y1="4.6cm" svg:x2="24cm" svg:y2="6.042cm">
          <text:p/>
        </draw:line>
        <draw:custom-shape draw:style-name="gr6" draw:text-style-name="P1" draw:layer="layout" svg:width="5.2cm" svg:height="4.2cm" svg:x="0.8cm" svg:y="15.6cm">
          <text:p text:style-name="P1">Or delta resonanc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cm" svg:height="7.8cm" svg:x="14.6cm" svg:y="6cm">
          <text:p text:style-name="P1">Delta resonan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1" draw:layer="layout" svg:width="10cm" svg:height="0.962cm" svg:x="7.4cm" svg:y="0.8cm">
          <draw:text-box>
            <text:p>If Hyperon</text:p>
          </draw:text-box>
        </draw:frame>
        <draw:custom-shape draw:style-name="gr6" draw:text-style-name="P1" draw:layer="layout" svg:width="11.8cm" svg:height="2.6cm" svg:x="0cm" svg:y="3cm">
          <text:p text:style-name="P1">One 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cm" svg:height="2.4cm" svg:x="11.8cm" svg:y="3.2cm">
          <text:p text:style-name="P1">Two 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2.2cm" svg:x="23.8cm" svg:y="3.4cm">
          <text:p text:style-name="P1">Three 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2.6cm" svg:x="24.2cm" svg:y="6cm">
          <text:p text:style-name="P1">Omega</text:p>
          <text:p text:style-name="P1"><text:s/>Minus (s=3/2)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6cm" svg:y1="5.2cm" svg:x2="26cm" svg:y2="6.4cm">
          <text:p/>
        </draw:line>
        <draw:custom-shape draw:style-name="gr6" draw:text-style-name="P1" draw:layer="layout" svg:width="3cm" svg:height="2.2cm" svg:x="0.2cm" svg:y="9.8cm">
          <text:p text:style-name="P1">If up </text:p>
          <text:p text:style-name="P1">and dow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6cm" svg:x="3.4cm" svg:y="9.8cm">
          <text:p text:style-name="P1">If 2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8cm" svg:x="6.8cm" svg:y="9.8cm">
          <text:p text:style-name="P1">If 2dow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6cm" svg:y1="8.8cm" svg:x2="1.6cm" svg:y2="10cm">
          <text:p/>
        </draw:line>
        <draw:line draw:style-name="gr9" draw:text-style-name="P1" draw:layer="layout" svg:x1="6.154cm" svg:y1="8.832cm" svg:x2="6.154cm" svg:y2="9.832cm">
          <text:p/>
        </draw:line>
        <draw:line draw:style-name="gr9" draw:text-style-name="P1" draw:layer="layout" svg:x1="9.4cm" svg:y1="8.8cm" svg:x2="9.4cm" svg:y2="9.8cm">
          <text:p/>
        </draw:line>
        <draw:line draw:style-name="gr9" draw:text-style-name="P1" draw:layer="layout" svg:x1="1.6cm" svg:y1="12cm" svg:x2="1.6cm" svg:y2="13cm">
          <text:p/>
        </draw:line>
        <draw:line draw:style-name="gr9" draw:text-style-name="P1" draw:layer="layout" svg:x1="5.4cm" svg:y1="11.4cm" svg:x2="5.4cm" svg:y2="12.4cm">
          <text:p/>
        </draw:line>
        <draw:line draw:style-name="gr9" draw:text-style-name="P1" draw:layer="layout" svg:x1="9.6cm" svg:y1="11.6cm" svg:x2="9.6cm" svg:y2="12.6cm">
          <text:p/>
        </draw:line>
        <draw:custom-shape draw:style-name="gr6" draw:text-style-name="P1" draw:layer="layout" svg:width="3.4cm" svg:height="2cm" svg:x="0cm" svg:y="12.8cm">
          <text:p text:style-name="P1">Lambda 0</text:p>
          <text:p text:style-name="P1">Or sigma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4cm" svg:height="1.8cm" svg:x="3.6cm" svg:y="12.8cm">
          <text:p text:style-name="P1">Sigma+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cm" svg:height="1.6cm" svg:x="7.2cm" svg:y="12.6cm">
          <text:p text:style-name="P1">Sigma-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2.4cm" svg:x="0.4cm" svg:y="5.957cm">
          <text:p text:style-name="P1">If one quark has </text:p>
          <text:p text:style-name="P1">a different spin </text:p>
          <text:p text:style-name="P1">than the <text:s/>other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4cm" svg:y1="8.8cm" svg:x2="1.6cm" svg:y2="8.8cm">
          <text:p/>
        </draw:line>
        <draw:line draw:style-name="gr10" draw:text-style-name="P1" draw:layer="layout" svg:x1="1.6cm" svg:y1="8.8cm" svg:x2="1.6cm" svg:y2="8.357cm">
          <text:p/>
        </draw:line>
        <draw:custom-shape draw:style-name="gr6" draw:text-style-name="P1" draw:layer="layout" svg:width="3.2cm" svg:height="2.2cm" svg:x="8.6cm" svg:y="5.999cm">
          <text:p text:style-name="P1">If all spins </text:p>
          <text:p text:style-name="P1">are equ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2.2cm" svg:x="0.2cm" svg:y="16.2cm">
          <text:p text:style-name="P1">If up </text:p>
          <text:p text:style-name="P1">and dow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6cm" svg:x="3.4cm" svg:y="16.2cm">
          <text:p text:style-name="P1">If 2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8cm" svg:x="6.8cm" svg:y="16.2cm">
          <text:p text:style-name="P1">If 2dow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6cm" svg:y1="15.2cm" svg:x2="1.6cm" svg:y2="16.4cm">
          <text:p/>
        </draw:line>
        <draw:line draw:style-name="gr9" draw:text-style-name="P1" draw:layer="layout" svg:x1="6.154cm" svg:y1="15.232cm" svg:x2="6.154cm" svg:y2="16.232cm">
          <text:p/>
        </draw:line>
        <draw:line draw:style-name="gr9" draw:text-style-name="P1" draw:layer="layout" svg:x1="9.4cm" svg:y1="15.2cm" svg:x2="9.4cm" svg:y2="16.2cm">
          <text:p/>
        </draw:line>
        <draw:line draw:style-name="gr9" draw:text-style-name="P1" draw:layer="layout" svg:x1="1.6cm" svg:y1="18.4cm" svg:x2="1.6cm" svg:y2="19.4cm">
          <text:p/>
        </draw:line>
        <draw:line draw:style-name="gr9" draw:text-style-name="P1" draw:layer="layout" svg:x1="5.4cm" svg:y1="17.8cm" svg:x2="5.4cm" svg:y2="18.8cm">
          <text:p/>
        </draw:line>
        <draw:line draw:style-name="gr9" draw:text-style-name="P1" draw:layer="layout" svg:x1="9.6cm" svg:y1="18cm" svg:x2="9.6cm" svg:y2="19cm">
          <text:p/>
        </draw:line>
        <draw:custom-shape draw:style-name="gr6" draw:text-style-name="P1" draw:layer="layout" svg:width="3.4cm" svg:height="1.8cm" svg:x="3.6cm" svg:y="19.2cm">
          <text:p text:style-name="P1">Sigma*+?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4cm" svg:y1="15.2cm" svg:x2="1.6cm" svg:y2="15.2cm">
          <text:p/>
        </draw:line>
        <draw:line draw:style-name="gr9" draw:text-style-name="P1" draw:layer="layout" svg:x1="2.8cm" svg:y1="5.2cm" svg:x2="2.8cm" svg:y2="5.957cm">
          <text:p/>
        </draw:line>
        <draw:line draw:style-name="gr9" draw:text-style-name="P1" draw:layer="layout" svg:x1="10.2cm" svg:y1="5.6cm" svg:x2="10.2cm" svg:y2="5.999cm">
          <text:p/>
        </draw:line>
        <draw:custom-shape draw:style-name="gr6" draw:text-style-name="P1" draw:layer="layout" svg:width="3.4cm" svg:height="2cm" svg:x="0cm" svg:y="19cm">
          <text:p text:style-name="P1">Sigma* 0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4cm" svg:height="1.6cm" svg:x="7.2cm" svg:y="19.2cm">
          <text:p text:style-name="P1">Sigma*-?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cm" svg:y1="8.199cm" svg:x2="11cm" svg:y2="15.4cm">
          <text:p/>
        </draw:line>
        <draw:line draw:style-name="gr10" draw:text-style-name="P1" draw:layer="layout" svg:x1="9.4cm" svg:y1="15.2cm" svg:x2="11cm" svg:y2="15.2cm">
          <text:p/>
        </draw:line>
        <draw:custom-shape draw:style-name="gr6" draw:text-style-name="P1" draw:layer="layout" svg:width="5cm" svg:height="2.4cm" svg:x="12.2cm" svg:y="6cm">
          <text:p text:style-name="P1">If one quark has </text:p>
          <text:p text:style-name="P1">a different spin </text:p>
          <text:p text:style-name="P1">than the <text:s/>other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cm" svg:height="2.2cm" svg:x="20.4cm" svg:y="6.042cm">
          <text:p text:style-name="P1">If all spins </text:p>
          <text:p text:style-name="P1">are equal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8cm" svg:y1="5.6cm" svg:x2="14.8cm" svg:y2="6cm">
          <text:p/>
        </draw:line>
        <draw:line draw:style-name="gr9" draw:text-style-name="P1" draw:layer="layout" svg:x1="22cm" svg:y1="5.6cm" svg:x2="22.2cm" svg:y2="6.042cm">
          <text:p/>
        </draw:line>
        <draw:custom-shape draw:style-name="gr6" draw:text-style-name="P1" draw:layer="layout" svg:width="2.8cm" svg:height="1.8cm" svg:x="11.8cm" svg:y="9cm">
          <text:p text:style-name="P1">Other 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8cm" svg:x="14.8cm" svg:y="9cm">
          <text:p text:style-name="P1">Other dow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8cm" svg:x="18.8cm" svg:y="9cm">
          <text:p text:style-name="P1">Other 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.8cm" svg:x="21.8cm" svg:y="9cm">
          <text:p text:style-name="P1">Other dow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cm" svg:y1="8.4cm" svg:x2="14cm" svg:y2="9cm">
          <text:p/>
        </draw:line>
        <draw:line draw:style-name="gr9" draw:text-style-name="P1" draw:layer="layout" svg:x1="16.2cm" svg:y1="8.4cm" svg:x2="16.2cm" svg:y2="9cm">
          <text:p/>
        </draw:line>
        <draw:line draw:style-name="gr9" draw:text-style-name="P1" draw:layer="layout" svg:x1="21cm" svg:y1="8.242cm" svg:x2="21cm" svg:y2="9cm">
          <text:p/>
        </draw:line>
        <draw:line draw:style-name="gr9" draw:text-style-name="P1" draw:layer="layout" svg:x1="23.4cm" svg:y1="8.242cm" svg:x2="23.6cm" svg:y2="9cm">
          <text:p/>
        </draw:line>
        <draw:custom-shape draw:style-name="gr6" draw:text-style-name="P1" draw:layer="layout" svg:width="2.8cm" svg:height="1.8cm" svg:x="11.8cm" svg:y="11.2cm">
          <text:p text:style-name="P1">Xi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8cm" svg:x="15.2cm" svg:y="11.2cm">
          <text:p text:style-name="P1">Xi-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8cm" svg:x="19cm" svg:y="11.2cm">
          <text:p text:style-name="P1">Xi*0?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8cm" svg:x="22.4cm" svg:y="11.2cm">
          <text:p text:style-name="P1">Xi*-?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4cm" svg:y1="10.8cm" svg:x2="13.4cm" svg:y2="11.2cm">
          <text:p/>
        </draw:line>
        <draw:line draw:style-name="gr9" draw:text-style-name="P1" draw:layer="layout" svg:x1="16.8cm" svg:y1="10.8cm" svg:x2="16.8cm" svg:y2="11.6cm">
          <text:p/>
        </draw:line>
        <draw:line draw:style-name="gr9" draw:text-style-name="P1" draw:layer="layout" svg:x1="20.4cm" svg:y1="10.8cm" svg:x2="20.4cm" svg:y2="11.2cm">
          <text:p/>
        </draw:line>
        <draw:line draw:style-name="gr9" draw:text-style-name="P1" draw:layer="layout" svg:x1="24cm" svg:y1="10.8cm" svg:x2="24.2cm" svg:y2="11.2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8" draw:text-style-name="P2" draw:layer="layout" svg:width="5.684cm" svg:height="0.962cm" svg:x="8.2cm" svg:y="1cm">
          <draw:text-box>
            <text:p text:style-name="P2">If charmed Baryon</text:p>
          </draw:text-box>
        </draw:frame>
        <draw:custom-shape draw:style-name="gr6" draw:text-style-name="P1" draw:layer="layout" svg:width="3.8cm" svg:height="2cm" svg:x="23.2cm" svg:y="2.2cm">
          <text:p text:style-name="P1">Includes two</text:p>
          <text:p text:style-name="P1">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cm" svg:x="15.6cm" svg:y="2.4cm">
          <text:p text:style-name="P1">Exactly one 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3.8cm" svg:x="22.6cm" svg:y="4.2cm">
          <text:p text:style-name="P1">Opposite spin:</text:p>
          <text:p text:style-name="P1">Omega_c0</text:p>
          <text:p text:style-name="P1"/>
          <text:p text:style-name="P1">Equal spin:</text:p>
          <text:p text:style-name="P1">Omega_c(2770)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2.4cm" svg:x="15.8cm" svg:y="3.6cm">
          <text:p text:style-name="P1">Opposite</text:p>
          <text:p text:style-name="P1">spi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3.4cm" svg:x2="17cm" svg:y2="3.8cm">
          <text:p/>
        </draw:line>
        <draw:line draw:style-name="gr9" draw:text-style-name="P1" draw:layer="layout" svg:x1="20.2cm" svg:y1="3.4cm" svg:x2="20.2cm" svg:y2="3.8cm">
          <text:p/>
        </draw:line>
        <draw:custom-shape draw:style-name="gr6" draw:text-style-name="P1" draw:layer="layout" svg:width="2.8cm" svg:height="2.4cm" svg:x="19cm" svg:y="3.6cm">
          <text:p text:style-name="P1">same</text:p>
          <text:p text:style-name="P1">sp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2cm" svg:x="15.8cm" svg:y="6.8cm">
          <text:p text:style-name="P1">Last up: Xic+</text:p>
          <text:p text:style-name="P1">Last down: Xic0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2cm" svg:y1="6cm" svg:x2="17.2cm" svg:y2="6.8cm">
          <text:p/>
        </draw:line>
        <draw:line draw:style-name="gr9" draw:text-style-name="P1" draw:layer="layout" svg:x1="21.4cm" svg:y1="6cm" svg:x2="21.4cm" svg:y2="9.6cm">
          <text:p/>
        </draw:line>
        <draw:custom-shape draw:style-name="gr6" draw:text-style-name="P1" draw:layer="layout" svg:width="6cm" svg:height="2.2cm" svg:x="15.8cm" svg:y="9.8cm">
          <text:p text:style-name="P1">Spin excited x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2cm" svg:height="1.2cm" svg:x="0cm" svg:y="2.4cm">
          <text:p text:style-name="P1">No strange quar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2.4cm" svg:x="2.4cm" svg:y="4.4cm">
          <text:p text:style-name="P1">Opposite</text:p>
          <text:p text:style-name="P1">sp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2.4cm" svg:x="10.2cm" svg:y="4.6cm">
          <text:p text:style-name="P1">same</text:p>
          <text:p text:style-name="P1">spi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cm" svg:y1="3.6cm" svg:x2="4cm" svg:y2="4.4cm">
          <text:p/>
        </draw:line>
        <draw:line draw:style-name="gr9" draw:text-style-name="P1" draw:layer="layout" svg:x1="11.8cm" svg:y1="3.6cm" svg:x2="11.8cm" svg:y2="4.6cm">
          <text:p/>
        </draw:line>
        <draw:custom-shape draw:style-name="gr6" draw:text-style-name="P1" draw:layer="layout" svg:width="3cm" svg:height="2.4cm" svg:x="0cm" svg:y="7.6cm">
          <text:p text:style-name="P1">One up, </text:p>
          <text:p text:style-name="P1">one dow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2.4cm" svg:x="3.4cm" svg:y="7.6cm">
          <text:p text:style-name="P1">Two 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2.4cm" svg:x="6.8cm" svg:y="7.6cm">
          <text:p text:style-name="P1">Two dow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4cm" svg:y1="6.8cm" svg:x2="1.6cm" svg:y2="7.6cm">
          <text:p/>
        </draw:line>
        <draw:line draw:style-name="gr9" draw:text-style-name="P1" draw:layer="layout" svg:x1="4.4cm" svg:y1="6.8cm" svg:x2="4.4cm" svg:y2="7.6cm">
          <text:p/>
        </draw:line>
        <draw:line draw:style-name="gr9" draw:text-style-name="P1" draw:layer="layout" svg:x1="5.2cm" svg:y1="6.4cm" svg:x2="7.8cm" svg:y2="7.6cm">
          <text:p/>
        </draw:line>
        <draw:custom-shape draw:style-name="gr6" draw:text-style-name="P1" draw:layer="layout" svg:width="3cm" svg:height="5cm" svg:x="0cm" svg:y="10cm">
          <text:p text:style-name="P1">sigma_c+</text:p>
          <text:p text:style-name="P1">Or</text:p>
          <text:p text:style-name="P1"><text:s/>Lambda_c+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cm" svg:height="2.4cm" svg:x="3.4cm" svg:y="10.4cm">
          <text:p text:style-name="P1">sigma_c++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2.6cm" svg:x="7.2cm" svg:y="10.4cm">
          <text:p text:style-name="P1">sigma_c0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2cm" svg:y1="10cm" svg:x2="1.2cm" svg:y2="11.2cm">
          <text:p/>
        </draw:line>
        <draw:line draw:style-name="gr9" draw:text-style-name="P1" draw:layer="layout" svg:x1="5.2cm" svg:y1="9.6cm" svg:x2="5.2cm" svg:y2="10.8cm">
          <text:p/>
        </draw:line>
        <draw:line draw:style-name="gr9" draw:text-style-name="P1" draw:layer="layout" svg:x1="8.4cm" svg:y1="10cm" svg:x2="8.4cm" svg:y2="11.4cm">
          <text:p/>
        </draw:line>
        <draw:custom-shape draw:style-name="gr6" draw:text-style-name="P1" draw:layer="layout" svg:width="11cm" svg:height="3.6cm" svg:x="2cm" svg:y="16.2cm">
          <text:p text:style-name="P1">excite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6cm" svg:y1="7.4cm" svg:x2="11.8cm" svg:y2="16.2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8" draw:layer="layout" svg:width="5.159cm" svg:height="0.962cm" svg:x="9cm" svg:y="0.8cm">
          <draw:text-box>
            <text:p>If bottom Baryon</text:p>
          </draw:text-box>
        </draw:frame>
        <draw:custom-shape draw:style-name="gr6" draw:text-style-name="P1" draw:layer="layout" svg:width="5.6cm" svg:height="2.6cm" svg:x="0.6cm" svg:y="2.6cm">
          <text:p text:style-name="P1">If no strange quar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2cm" svg:height="2.2cm" svg:x="7.8cm" svg:y="2.8cm">
          <text:p text:style-name="P1">One stange quark</text:p>
          <draw:enhanced-geometry svg:viewBox="0 0 21600 21600" draw:type="rectangle" draw:enhanced-path="M 0 0 L 21600 0 21600 21600 0 21600 0 0 Z N"/>
        </draw:custom-shape>
        <draw:frame draw:style-name="gr8" draw:layer="layout" svg:width="8.046cm" svg:height="0.962cm" svg:x="8.754cm" svg:y="17cm">
          <draw:text-box>
            <text:p>Rest: not in PDG/observed</text:p>
          </draw:text-box>
        </draw:frame>
        <draw:custom-shape draw:style-name="gr6" draw:text-style-name="P1" draw:layer="layout" svg:width="5.2cm" svg:height="2.2cm" svg:x="22.4cm" svg:y="2.8cm">
          <text:p text:style-name="P1">Two stran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cm" svg:height="1.4cm" svg:x="8cm" svg:y="5.6cm">
          <text:p text:style-name="P1">Last u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cm" svg:height="1.2cm" svg:x="15.4cm" svg:y="5.8cm">
          <text:p text:style-name="P1">Last dow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cm" svg:y1="5cm" svg:x2="11cm" svg:y2="5.6cm">
          <text:p/>
        </draw:line>
        <draw:line draw:style-name="gr9" draw:text-style-name="P1" draw:layer="layout" svg:x1="18.2cm" svg:y1="5cm" svg:x2="18.2cm" svg:y2="5.8cm">
          <text:p/>
        </draw:line>
        <draw:custom-shape draw:style-name="gr6" draw:text-style-name="P1" draw:layer="layout" svg:width="5.6cm" svg:height="3.8cm" svg:x="0.8cm" svg:y="9.2cm">
          <text:p text:style-name="P1">Lambda_b0</text:p>
          <text:p text:style-name="P1">(udb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8cm" svg:y="9.2cm">
          <text:p text:style-name="P1">Xi_b0</text:p>
          <text:p text:style-name="P1">(usb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15.4cm" svg:y="9.2cm">
          <text:p text:style-name="P1">Xi_b-</text:p>
          <text:p text:style-name="P1">(dsb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22cm" svg:y="9.2cm">
          <text:p text:style-name="P1">Omega_b-</text:p>
          <text:p text:style-name="P1">(ssb)</text:p>
          <draw:enhanced-geometry svg:viewBox="0 0 21600 21600" draw:type="rectangle" draw:enhanced-path="M 0 0 L 21600 0 21600 21600 0 21600 0 0 Z N"/>
        </draw:custom-shape>
        <draw:frame draw:style-name="gr11" draw:layer="layout" svg:width="11.601cm" svg:height="1.4cm" svg:x="6.999cm" svg:y="14.8cm">
          <draw:text-box>
            <text:p>Plus excited stuff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-Arne </meta:initial-creator>
    <meta:creation-date>2013-08-03T00:10:36</meta:creation-date>
    <dc:date>2013-08-03T15:09:24</dc:date>
    <dc:creator>Nils-Arne </dc:creator>
    <meta:editing-duration>PT3H12M16S</meta:editing-duration>
    <meta:editing-cycles>7</meta:editing-cycles>
    <meta:generator>LibreOffice/3.5$Linux_X86_64 LibreOffice_project/350m1$Build-2</meta:generator>
    <meta:document-statistic meta:object-count="287"/>
  </office:meta>
</office:document-meta>
</file>